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D01142E14EED7C6A.jpg" manifest:media-type="image/jpeg"/>
  <manifest:file-entry manifest:full-path="Pictures/10000000000004000000030009884D1869BDE29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ook Antiqua1" svg:font-family="'Book Antiqua'"/>
    <style:font-face style:name="Arial1" svg:font-family="Arial" style:font-pitch="variable"/>
    <style:font-face style:name="Book Antiqua" svg:font-family="'Book Antiqua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2.507cm" fo:min-width="21.399cm" fo:padding-top="0.127cm" fo:padding-bottom="0.127cm" fo:padding-left="0.254cm" fo:padding-right="0.254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6.468cm" fo:min-width="21.399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1.186cm" fo:min-width="11.89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ook Antiqua1" fo:font-size="60pt" fo:letter-spacing="normal" fo:font-style="normal" style:text-underline-style="none" fo:font-weight="normal" style:font-name-asian="Book Antiqua1" style:font-size-asian="60pt" style:font-style-asian="normal" style:font-weight-asian="normal" style:font-name-complex="Book Antiqua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Book Antiqua1" fo:font-size="54pt" fo:letter-spacing="normal" fo:font-style="normal" style:text-underline-style="none" fo:font-weight="normal" style:font-name-asian="Book Antiqua1" style:font-size-asian="54pt" style:font-style-asian="normal" style:font-weight-asian="normal" style:font-name-complex="Book Antiqua1" style:font-size-complex="5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super 58%" style:font-name="Book Antiqua1" fo:font-size="54pt" fo:letter-spacing="normal" fo:font-style="normal" style:text-underline-style="none" fo:font-weight="normal" style:font-name-asian="Book Antiqua1" style:font-size-asian="54pt" style:font-style-asian="normal" style:font-weight-asian="normal" style:font-name-complex="Book Antiqua1" style:font-size-complex="5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Book Antiqua1" fo:font-size="44pt" fo:letter-spacing="normal" fo:font-style="normal" style:text-underline-style="none" fo:font-weight="normal" style:font-name-asian="Book Antiqua1" style:font-size-asian="44pt" style:font-style-asian="normal" style:font-weight-asian="normal" style:font-name-complex="Book Antiqua1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68;p15" draw:style-name="gr1" draw:text-style-name="P2" draw:layer="layout" svg:width="21.906cm" svg:height="2.76cm" svg:x="1.844cm" svg:y="3.182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>The 3</text:span><text:span text:style-name="T3">rd</text:span><text:span text:style-name="T2"> Floor Undergraduate Computer Lab</text:span></text:p>
          <text:p text:style-name="P1"><text:span text:style-name="T2"/></text:p>
          <text:p text:style-name="P1"><text:span text:style-name="T2">Is currently in use by the Texas Roboca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2" draw:text-style-name="P2" draw:layer="layout" svg:width="21.906cm" svg:height="6.721cm" svg:x="1.844cm" svg:y="6.649cm"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3" draw:text-style-name="P3" draw:layer="layout" svg:width="12.389cm" svg:height="1.435cm" svg:x="6.602cm" svg:y="15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3e2f9bae70_0_6:notes"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66;g3e2f9bae70_0_6:notes" draw:style-name="gr4" draw:layer="layout" svg:width="14.393cm" svg:height="10.477cm" svg:x="3.599cm" svg:y="2.09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ook Antiqua1" svg:font-family="'Book Antiqua'"/>
    <style:font-face style:name="Arial1" svg:font-family="Arial" style:font-pitch="variable"/>
    <style:font-face style:name="Book Antiqua" svg:font-family="'Book Antiqua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4000000030009884D1869BDE29D.jpg" xlink:type="simple" xlink:show="embed" xlink:actuate="onLoad"/>
    <draw:fill-image draw:name="msFillBitmap_20_3" draw:display-name="msFillBitmap 3" xlink:href="Pictures/100000000000040000000300D01142E14EED7C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5T18:56:17.059434037</dc:date>
    <meta:editing-duration>PT26M57S</meta:editing-duration>
    <meta:editing-cycles>7</meta:editing-cycles>
    <meta:generator>LibreOffice/5.1.6.2$Linux_X86_64 LibreOffice_project/10m0$Build-2</meta:generator>
    <meta:document-statistic meta:object-count="23"/>
  </office:meta>
</office:document-meta>
</file>